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80000027DD4704E7DB872C756.png" manifest:media-type="image/png"/>
  <manifest:file-entry manifest:full-path="Pictures/10002F2100004E8C000041D6BA16A6DA15B740E8.svg" manifest:media-type="image/svg+xml"/>
  <manifest:file-entry manifest:full-path="Pictures/1000020100000280000001EDD5D5CBF916D4F42B.png" manifest:media-type="image/png"/>
  <manifest:file-entry manifest:full-path="Pictures/100028E4000042AA0000268DCF9925600EB929AB.svg" manifest:media-type="image/svg+xml"/>
  <manifest:file-entry manifest:full-path="Pictures/1000313700004225000032F4F645AE98CC556520.svg" manifest:media-type="image/svg+xml"/>
  <manifest:file-entry manifest:full-path="Pictures/1000379B00004102000033C82148B1D270051D9B.svg" manifest:media-type="image/svg+xml"/>
  <manifest:file-entry manifest:full-path="Pictures/1000020100000275000001F5C3068EB62CF7C826.png" manifest:media-type="image/png"/>
  <manifest:file-entry manifest:full-path="Pictures/100002010000028500000175C22B30AFEBA4B2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53cm" svg:stroke-color="#58595b" draw:marker-start-width="0.279cm" draw:marker-end="Short_20_line_20_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58595b" fo:font-size="11pt" style:font-size-asian="11pt" style:font-size-complex="11pt"/>
    </style:style>
    <style:style style:name="P4" style:family="paragraph">
      <style:text-properties fo:color="#58595b" fo:font-size="11pt" style:font-size-asian="11pt" style:font-size-complex="11pt"/>
    </style:style>
    <style:style style:name="P5" style:family="paragraph">
      <loext:graphic-properties draw:fill="none" draw:fill-color="#ffffff"/>
      <style:text-properties fo:color="#58595b" fo:font-size="11pt" style:font-size-asian="11pt" style:font-size-complex="11pt"/>
    </style:style>
    <style:style style:name="P6" style:family="paragraph">
      <style:paragraph-properties fo:text-align="center"/>
      <style:text-properties fo:color="#58595b" fo:font-size="11pt" style:font-size-asian="11pt" style:font-size-complex="11pt"/>
    </style:style>
    <style:style style:name="T1" style:family="text">
      <style:text-properties fo:color="#58595b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13.043cm" svg:x="2.349cm" svg:y="7.435cm">
          <draw:image xlink:href="Pictures/1000313700004225000032F4F645AE98CC556520.svg" xlink:type="simple" xlink:show="embed" xlink:actuate="onLoad">
            <text:p/>
          </draw:image>
          <draw:image xlink:href="Pictures/1000020100000280000001EDD5D5CBF916D4F42B.png" xlink:type="simple" xlink:show="embed" xlink:actuate="onLoad"/>
        </draw:frame>
        <draw:line draw:style-name="gr2" draw:text-style-name="P2" draw:layer="layout" svg:x1="3.667cm" svg:y1="12.303cm" svg:x2="4.556cm" svg:y2="10.271cm">
          <text:p/>
        </draw:line>
        <draw:frame draw:style-name="gr3" draw:text-style-name="P3" draw:layer="layout" svg:width="2.081cm" svg:height="1.115cm" svg:x="2.632cm" svg:y="12.257cm">
          <draw:text-box>
            <text:p text:style-name="P1"><text:span text:style-name="T1">found</text:span></text:p>
            <text:p text:style-name="P1"><text:span text:style-name="T1">message</text:span></text:p>
          </draw:text-box>
        </draw:frame>
        <draw:line draw:style-name="gr2" draw:text-style-name="P2" draw:layer="layout" svg:x1="8.493cm" svg:y1="15.224cm" svg:x2="7.223cm" svg:y2="14.843cm">
          <text:p/>
        </draw:line>
        <draw:frame draw:style-name="gr3" draw:text-style-name="P5" draw:layer="layout" svg:width="1.819cm" svg:height="0.683cm" svg:x="8.336cm" svg:y="14.97cm">
          <draw:text-box>
            <text:p text:style-name="P4"><text:span text:style-name="T1">self-call</text:span></text:p>
          </draw:text-box>
        </draw:frame>
        <draw:line draw:style-name="gr2" draw:text-style-name="P2" draw:layer="layout" svg:x1="11.033cm" svg:y1="12.684cm" svg:x2="9.523cm" svg:y2="12.503cm">
          <text:p/>
        </draw:line>
        <draw:frame draw:style-name="gr3" draw:text-style-name="P5" draw:layer="layout" svg:width="1.522cm" svg:height="0.683cm" svg:x="10.936cm" svg:y="12.33cm">
          <draw:text-box>
            <text:p text:style-name="P4"><text:span text:style-name="T1">return</text:span></text:p>
          </draw:text-box>
        </draw:frame>
        <draw:line draw:style-name="gr2" draw:text-style-name="P2" draw:layer="layout" svg:x1="11.287cm" svg:y1="10.906cm" svg:x2="10.624cm" svg:y2="9.904cm">
          <text:p/>
        </draw:line>
        <draw:frame draw:style-name="gr3" draw:text-style-name="P5" draw:layer="layout" svg:width="2.297cm" svg:height="0.683cm" svg:x="10.906cm" svg:y="10.858cm">
          <draw:text-box>
            <text:p text:style-name="P4"><text:span text:style-name="T1">participant</text:span></text:p>
          </draw:text-box>
        </draw:frame>
        <draw:line draw:style-name="gr2" draw:text-style-name="P2" draw:layer="layout" svg:x1="14.843cm" svg:y1="10.652cm" svg:x2="13.7cm" svg:y2="10.906cm">
          <text:p/>
        </draw:line>
        <draw:frame draw:style-name="gr3" draw:text-style-name="P5" draw:layer="layout" svg:width="1.598cm" svg:height="0.683cm" svg:x="14.107cm" svg:y="10.059cm">
          <draw:text-box>
            <text:p text:style-name="P4"><text:span text:style-name="T1">lifeline</text:span></text:p>
          </draw:text-box>
        </draw:frame>
        <draw:line draw:style-name="gr2" draw:text-style-name="P2" draw:layer="layout" svg:x1="14.944cm" svg:y1="13.407cm" svg:x2="13.801cm" svg:y2="13.661cm">
          <text:p/>
        </draw:line>
        <draw:frame draw:style-name="gr3" draw:text-style-name="P5" draw:layer="layout" svg:width="2.145cm" svg:height="0.683cm" svg:x="14.208cm" svg:y="12.814cm">
          <draw:text-box>
            <text:p text:style-name="P4"><text:span text:style-name="T1">activation</text:span></text:p>
          </draw:text-box>
        </draw:frame>
        <draw:line draw:style-name="gr2" draw:text-style-name="P2" draw:layer="layout" svg:x1="14.944cm" svg:y1="15.462cm" svg:x2="14.97cm" svg:y2="16.748cm">
          <text:p/>
        </draw:line>
        <draw:frame draw:style-name="gr3" draw:text-style-name="P5" draw:layer="layout" svg:width="2.081cm" svg:height="0.683cm" svg:x="13.908cm" svg:y="14.869cm">
          <draw:text-box>
            <text:p text:style-name="P4"><text:span text:style-name="T1">message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7.065cm" svg:height="9.868cm" svg:x="2.282cm" svg:y="9.023cm">
          <draw:image xlink:href="Pictures/100028E4000042AA0000268DCF9925600EB929AB.svg" xlink:type="simple" xlink:show="embed" xlink:actuate="onLoad">
            <text:p/>
          </draw:image>
          <draw:image xlink:href="Pictures/100002010000028500000175C22B30AFEBA4B270.png" xlink:type="simple" xlink:show="embed" xlink:actuate="onLoad"/>
        </draw:frame>
        <draw:line draw:style-name="gr2" draw:text-style-name="P2" draw:layer="layout" svg:x1="15.224cm" svg:y1="11.668cm" svg:x2="12.938cm" svg:y2="12.303cm">
          <text:p/>
        </draw:line>
        <draw:frame draw:style-name="gr3" draw:text-style-name="P5" draw:layer="layout" svg:width="2.28cm" svg:height="0.683cm" svg:x="15.008cm" svg:y="11.369cm">
          <draw:text-box>
            <text:p text:style-name="P4"><text:span text:style-name="T1">parameter</text:span></text:p>
          </draw:text-box>
        </draw:frame>
        <draw:line draw:style-name="gr2" draw:text-style-name="P2" draw:layer="layout" svg:x1="15.478cm" svg:y1="16.367cm" svg:x2="14.97cm" svg:y2="17.002cm">
          <text:p/>
        </draw:line>
        <draw:frame draw:style-name="gr3" draw:text-style-name="P5" draw:layer="layout" svg:width="1.522cm" svg:height="0.683cm" svg:x="14.703cm" svg:y="15.759cm">
          <draw:text-box>
            <text:p text:style-name="P4"><text:span text:style-name="T1">return</text:span></text:p>
          </draw:text-box>
        </draw:frame>
      </draw:page>
      <draw:page draw:name="page3" draw:style-name="dp1" draw:master-page-name="Default">
        <draw:frame draw:style-name="gr1" draw:text-style-name="P1" draw:layer="layout" svg:width="16.641cm" svg:height="13.255cm" svg:x="2.512cm" svg:y="8.365cm">
          <draw:image xlink:href="Pictures/1000379B00004102000033C82148B1D270051D9B.svg" xlink:type="simple" xlink:show="embed" xlink:actuate="onLoad">
            <text:p/>
          </draw:image>
          <draw:image xlink:href="Pictures/1000020100000275000001F5C3068EB62CF7C826.png" xlink:type="simple" xlink:show="embed" xlink:actuate="onLoad"/>
        </draw:frame>
        <draw:line draw:style-name="gr2" draw:text-style-name="P2" draw:layer="layout" svg:x1="13.827cm" svg:y1="19.669cm" svg:x2="12.43cm" svg:y2="19.288cm">
          <text:p/>
        </draw:line>
        <draw:frame draw:style-name="gr3" draw:text-style-name="P5" draw:layer="layout" svg:width="2.598cm" svg:height="0.683cm" svg:x="13.718cm" svg:y="19.411cm">
          <draw:text-box>
            <text:p text:style-name="P4"><text:span text:style-name="T1">self-deletion</text:span></text:p>
          </draw:text-box>
        </draw:frame>
        <draw:line draw:style-name="gr2" draw:text-style-name="P2" draw:layer="layout" svg:x1="13.968cm" svg:y1="19.934cm" svg:x2="12.43cm" svg:y2="20.177cm">
          <text:p/>
        </draw:line>
        <draw:frame draw:style-name="gr3" draw:text-style-name="P5" draw:layer="layout" svg:width="1.886cm" svg:height="0.683cm" svg:x="10.924cm" svg:y="9.636cm">
          <draw:text-box>
            <text:p text:style-name="P4"><text:span text:style-name="T1">creation</text:span></text:p>
          </draw:text-box>
        </draw:frame>
        <draw:line draw:style-name="gr2" draw:text-style-name="P2" draw:layer="layout" svg:x1="11.174cm" svg:y1="10.159cm" svg:x2="9.89cm" svg:y2="11.414cm">
          <text:p/>
        </draw:line>
        <draw:frame draw:style-name="gr3" draw:text-style-name="P3" draw:layer="layout" svg:width="2.284cm" svg:height="1.547cm" svg:x="16.718cm" svg:y="14.878cm">
          <draw:text-box>
            <text:p text:style-name="P6"><text:span text:style-name="T1">deletion</text:span></text:p>
            <text:p text:style-name="P6"><text:span text:style-name="T1">from other</text:span></text:p>
            <text:p text:style-name="P6"><text:span text:style-name="T1">object</text:span></text:p>
          </draw:text-box>
        </draw:frame>
        <draw:line draw:style-name="gr2" draw:text-style-name="P2" draw:layer="layout" svg:x1="17.764cm" svg:y1="16.367cm" svg:x2="17.129cm" svg:y2="18.272cm">
          <text:p/>
        </draw:line>
      </draw:page>
      <draw:page draw:name="page4" draw:style-name="dp1" draw:master-page-name="Default">
        <draw:frame draw:style-name="gr1" draw:text-style-name="P1" draw:layer="layout" svg:width="19.589cm" svg:height="16.418cm" svg:x="1.02cm" svg:y="5.748cm">
          <draw:image xlink:href="Pictures/10002F2100004E8C000041D6BA16A6DA15B740E8.svg" xlink:type="simple" xlink:show="embed" xlink:actuate="onLoad">
            <text:p/>
          </draw:image>
          <draw:image xlink:href="Pictures/10000201000002F80000027DD4704E7DB872C756.png" xlink:type="simple" xlink:show="embed" xlink:actuate="onLoad"/>
        </draw:frame>
        <draw:frame draw:style-name="gr3" draw:text-style-name="P5" draw:layer="layout" svg:width="1.497cm" svg:height="0.683cm" svg:x="2.866cm" svg:y="15.955cm">
          <draw:text-box>
            <text:p text:style-name="P4"><text:span text:style-name="T1">guard</text:span></text:p>
          </draw:text-box>
        </draw:frame>
        <draw:line draw:style-name="gr2" draw:text-style-name="P2" draw:layer="layout" svg:x1="3.54cm" svg:y1="15.986cm" svg:x2="3.413cm" svg:y2="15.097cm">
          <text:p/>
        </draw:line>
        <draw:frame draw:style-name="gr3" draw:text-style-name="P5" draw:layer="layout" svg:width="1.501cm" svg:height="0.683cm" svg:x="15.867cm" svg:y="8.256cm">
          <draw:text-box>
            <text:p text:style-name="P4"><text:span text:style-name="T1">fra</text:span><text:span text:style-name="T1">me</text:span></text:p>
          </draw:text-box>
        </draw:frame>
        <draw:line draw:style-name="gr2" draw:text-style-name="P2" draw:layer="layout" svg:x1="16.621cm" svg:y1="8.874cm" svg:x2="16.113cm" svg:y2="9.763cm">
          <text:p/>
        </draw:line>
        <draw:frame draw:style-name="gr3" draw:text-style-name="P5" draw:layer="layout" svg:width="1.954cm" svg:height="0.683cm" svg:x="1.068cm" svg:y="7.557cm">
          <draw:text-box>
            <text:p text:style-name="P4"><text:span text:style-name="T1">operator</text:span></text:p>
          </draw:text-box>
        </draw:frame>
        <draw:line draw:style-name="gr2" draw:text-style-name="P2" draw:layer="layout" svg:x1="1.889cm" svg:y1="8.112cm" svg:x2="2.114cm" svg:y2="9.7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05:09:19.385179652</meta:creation-date>
    <dc:date>2019-02-12T05:20:58.833593403</dc:date>
    <meta:editing-duration>PT29S</meta:editing-duration>
    <meta:editing-cycles>1</meta:editing-cycles>
    <meta:document-statistic meta:object-count="35"/>
    <meta:generator>LibreOffice/6.0.7.3$Linux_X86_64 LibreOffice_project/00m0$Build-3</meta:generator>
  </office:meta>
</office:document-meta>
</file>